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73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878in"/>
    </style:style>
    <style:style style:name="co4" style:family="table-column">
      <style:table-column-properties fo:break-before="auto" style:column-width="2.0917in"/>
    </style:style>
    <style:style style:name="co5" style:family="table-column">
      <style:table-column-properties fo:break-before="auto" style:column-width="0.5429in"/>
    </style:style>
    <style:style style:name="co6" style:family="table-column">
      <style:table-column-properties fo:break-before="auto" style:column-width="3.2228in"/>
    </style:style>
    <style:style style:name="co7" style:family="table-column">
      <style:table-column-properties fo:break-before="auto" style:column-width="2.139in"/>
    </style:style>
    <style:style style:name="co8" style:family="table-column">
      <style:table-column-properties fo:break-before="auto" style:column-width="2.4602in"/>
    </style:style>
    <style:style style:name="co9" style:family="table-column">
      <style:table-column-properties fo:break-before="auto" style:column-width="1.6508in"/>
    </style:style>
    <style:style style:name="co10" style:family="table-column">
      <style:table-column-properties fo:break-before="auto" style:column-width="1.2693in"/>
    </style:style>
    <style:style style:name="co11" style:family="table-column">
      <style:table-column-properties fo:break-before="auto" style:column-width="1.19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 style:data-style-name="N81"/>
    <style:style style:name="ce3" style:family="table-cell" style:parent-style-name="Default" style:data-style-name="N81"/>
    <style:style style:name="ce8" style:family="table-cell" style:parent-style-name="Default" style:data-style-name="N125"/>
    <style:style style:name="ce4" style:family="table-cell" style:parent-style-name="Default" style:data-style-name="N121"/>
    <style:style style:name="ce9" style:family="table-cell" style:parent-style-name="Default" style:data-style-name="N126"/>
  </office:automatic-styles>
  <office:body>
    <office:spreadsheet>
      <table:calculation-settings table:automatic-find-labels="false" table:use-regular-expressions="false" table:use-wildcards="true"/>
      <table:table table:name="Χαρακτηρισμός της τροφοδοσίας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Ισοζύγια μάζας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Ροή μάζας κυτταρίνης (tn/y)</text:p>
          </table:table-cell>
          <table:table-cell table:formula="of:=[.B3]*[.B6]" office:value-type="float" office:value="74000" calcext:value-type="float">
            <text:p>74000</text:p>
          </table:table-cell>
        </table:table-row>
        <table:table-row table:style-name="ro1">
          <table:table-cell office:value-type="string" calcext:value-type="string">
            <text:p>Τροφοδοσία (tn/year)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string" calcext:value-type="string">
            <text:p>Ροή μάζας ημικυτταρίνης (tn/y)</text:p>
          </table:table-cell>
          <table:table-cell table:formula="of:=[.B3]*[.B9]" office:value-type="float" office:value="53000" calcext:value-type="float">
            <text:p>53000</text:p>
          </table:table-cell>
        </table:table-row>
        <table:table-row table:style-name="ro1">
          <table:table-cell office:value-type="string" calcext:value-type="string">
            <text:p>Σύσταση σε κυτταρίνη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koutsomitopoulou2014</text:p>
          </table:table-cell>
          <table:table-cell office:value-type="string" calcext:value-type="string">
            <text:p>Ροή μάζας λιγνίνης (tn/y)</text:p>
          </table:table-cell>
          <table:table-cell table:formula="of:=[.B3]*[.B12]" office:value-type="float" office:value="48400" calcext:value-type="float">
            <text:p>48400</text:p>
          </table:table-cell>
        </table:table-row>
        <table:table-row table:style-name="ro1">
          <table:table-cell/>
          <table:table-cell office:value-type="float" office:value="0.365" calcext:value-type="float">
            <text:p>0.365</text:p>
          </table:table-cell>
          <table:table-cell office:value-type="string" calcext:value-type="string">
            <text:p>Fernanez-bolanos1999</text:p>
          </table:table-cell>
          <table:table-cell table:number-columns-repeated="2"/>
        </table:table-row>
        <table:table-row table:style-name="ro1">
          <table:table-cell/>
          <table:table-cell table:formula="of:=AVERAGE([.B4:.B5])" office:value-type="float" office:value="0.37" calcext:value-type="float">
            <text:p>0.37</text:p>
          </table:table-cell>
          <table:table-cell office:value-type="string" calcext:value-type="string">
            <text:p>M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Σύσταση σε ημικυτταρίνη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koutsomitopoulou2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7" calcext:value-type="float">
            <text:p>0.27</text:p>
          </table:table-cell>
          <table:table-cell office:value-type="string" calcext:value-type="string">
            <text:p>Fernanez-bolanos1999</text:p>
          </table:table-cell>
          <table:table-cell table:number-columns-repeated="2"/>
        </table:table-row>
        <table:table-row table:style-name="ro1">
          <table:table-cell/>
          <table:table-cell table:formula="of:=AVERAGE([.B7:.B8])" office:value-type="float" office:value="0.265" calcext:value-type="float">
            <text:p>0.265</text:p>
          </table:table-cell>
          <table:table-cell office:value-type="string" calcext:value-type="string">
            <text:p>M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Σύσταση σε λιγνίνη</text:p>
          </table:table-cell>
          <table:table-cell office:value-type="float" office:value="0.215" calcext:value-type="float">
            <text:p>0.215</text:p>
          </table:table-cell>
          <table:table-cell office:value-type="string" calcext:value-type="string">
            <text:p>koutsomitopoulou2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6" calcext:value-type="float">
            <text:p>0.26</text:p>
          </table:table-cell>
          <table:table-cell office:value-type="string" calcext:value-type="string">
            <text:p>Fernanez-bolanos1999</text:p>
          </table:table-cell>
          <table:table-cell table:number-columns-repeated="2"/>
        </table:table-row>
        <table:table-row table:style-name="ro1">
          <table:table-cell/>
          <table:table-cell table:formula="of:=0.242" office:value-type="float" office:value="0.242" calcext:value-type="float">
            <text:p>0.242</text:p>
          </table:table-cell>
          <table:table-cell office:value-type="string" calcext:value-type="string">
            <text:p>M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Σύσταση σε υγρασία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koutsomitopoulou2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Fernanez-bolanos19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88" calcext:value-type="float">
            <text:p>0.088</text:p>
          </table:table-cell>
          <table:table-cell office:value-type="string" calcext:value-type="string">
            <text:p>gonzalez2004</text:p>
          </table:table-cell>
          <table:table-cell table:number-columns-repeated="2"/>
        </table:table-row>
        <table:table-row table:style-name="ro1">
          <table:table-cell/>
          <table:table-cell table:formula="of:=0.09" office:value-type="float" office:value="0.09" calcext:value-type="float">
            <text:p>0.09</text:p>
          </table:table-cell>
          <table:table-cell office:value-type="string" calcext:value-type="string">
            <text:p>M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Τέφρα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gonzalez2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Σύνολο</text:p>
          </table:table-cell>
          <table:table-cell table:formula="of:=SUM([.B6];[.B9];[.B12];[.B16];[.B17])" office:value-type="float" office:value="0.99" calcext:value-type="float">
            <text:p>0.99</text:p>
          </table:table-cell>
          <table:table-cell office:value-type="string" calcext:value-type="string">
            <text:p>Το υπόλοιπο είναι trace ele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Σύνολο + trace elements</text:p>
          </table:table-cell>
          <table:table-cell table:formula="of:=[.B18]+[.B39]" office:value-type="float" office:value="0.999181" calcext:value-type="float">
            <text:p>0.99918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Στοιχειακή ανάλυση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koutsomitopoulou2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465" calcext:value-type="float">
            <text:p>0.465</text:p>
          </table:table-cell>
          <table:table-cell office:value-type="string" calcext:value-type="string">
            <text:p>gonzalez2004</text:p>
          </table:table-cell>
          <table:table-cell table:number-columns-repeated="2"/>
        </table:table-row>
        <table:table-row table:style-name="ro1">
          <table:table-cell/>
          <table:table-cell table:formula="of:=AVERAGE([.B22:.B23])" office:value-type="float" office:value="0.4775" calcext:value-type="float">
            <text:p>0.4775</text:p>
          </table:table-cell>
          <table:table-cell office:value-type="string" calcext:value-type="string">
            <text:p>M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koutsomitopoulou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064" calcext:value-type="float">
            <text:p>0.064</text:p>
          </table:table-cell>
          <table:table-cell office:value-type="string" calcext:value-type="string">
            <text:p>gonzalez2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float" office:value="0.004" calcext:value-type="float">
            <text:p>4.00E-03</text:p>
          </table:table-cell>
          <table:table-cell office:value-type="string" calcext:value-type="string">
            <text:p>gonzalez2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</text:p>
          </table:table-cell>
          <table:table-cell table:style-name="ce3" office:value-type="float" office:value="0.0034" calcext:value-type="float">
            <text:p>3.40E-03</text:p>
          </table:table-cell>
          <table:table-cell office:value-type="string" calcext:value-type="string">
            <text:p>gonzalez2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 (mg/kg)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koutsomitopoulou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 (tn)</text:p>
          </table:table-cell>
          <table:table-cell table:formula="of:=([.B29]*[.B3]*1000)/10^9" office:value-type="float" office:value="247.2" calcext:value-type="float">
            <text:p>247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 (%)</text:p>
          </table:table-cell>
          <table:table-cell table:formula="of:=[.B30]/[.B3]" office:value-type="float" office:value="0.001236" calcext:value-type="float">
            <text:p>0.0012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(mg/kg)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koutsomitopoulou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 (tn)</text:p>
          </table:table-cell>
          <table:table-cell table:formula="of:=([.B3]*[.B32]*1000)/10^9" office:value-type="float" office:value="92.6" calcext:value-type="float">
            <text:p>92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(%)</text:p>
          </table:table-cell>
          <table:table-cell table:formula="of:=[.B33]/[.B3]" office:value-type="float" office:value="0.000463" calcext:value-type="float">
            <text:p>0.0004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ther metals (mg/kg)</text:p>
          </table:table-cell>
          <table:table-cell table:formula="of:=4*AVERAGE(12; 29)" office:value-type="float" office:value="82" calcext:value-type="float">
            <text:p>82</text:p>
          </table:table-cell>
          <table:table-cell office:value-type="string" calcext:value-type="string">
            <text:p>koutsomitopoulou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metals (tn)</text:p>
          </table:table-cell>
          <table:table-cell table:formula="of:=([.B35]*[.B3]*1000)/10^9" office:value-type="float" office:value="16.4" calcext:value-type="float">
            <text:p>16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ther metals (%)</text:p>
          </table:table-cell>
          <table:table-cell table:formula="of:=[.B36]/[.B3]" office:value-type="float" office:value="0.000082" calcext:value-type="float">
            <text:p>0.000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4];[.B25:.B28];[.B31];[.B34];[.B37])" office:value-type="float" office:value="0.860681" calcext:value-type="float">
            <text:p>0.860681</text:p>
          </table:table-cell>
          <table:table-cell office:value-type="string" calcext:value-type="string">
            <text:p>η στοιχειακή ανάλυση είναι μάλλον ελιππή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ce Elements</text:p>
          </table:table-cell>
          <table:table-cell table:style-name="ce3" table:formula="of:=SUM([.B27:.B28];[.B31];[.B34];[.B37])" office:value-type="float" office:value="0.009181" calcext:value-type="float">
            <text:p>9.18E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N, Cl, Fe, Al)</text:p>
          </table:table-cell>
          <table:table-cell table:number-columns-repeated="4"/>
        </table:table-row>
      </table:table>
      <table:table table:name="Steam explosion yields" table:style-name="ta1"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Απόδοση της έκρηξης ατμο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Συνθήκες</text:p>
          </table:table-cell>
          <table:table-cell office:value-type="string" calcext:value-type="string">
            <text:p>T = 232 C, t = 2 min</text:p>
          </table:table-cell>
          <table:table-cell office:value-type="string" calcext:value-type="string">
            <text:p>Ro = 4.22</text:p>
          </table:table-cell>
          <table:table-cell/>
        </table:table-row>
        <table:table-row table:style-name="ro1">
          <table:table-cell office:value-type="string" calcext:value-type="string">
            <text:p>Τροφοδοσί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Τροφοδοσία (tn/year)</text:p>
          </table:table-cell>
          <table:table-cell office:value-type="float" office:value="200000" calcext:value-type="float">
            <text:p>2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Ροή μάζας κυτταρίνης (tn/y)</text:p>
          </table:table-cell>
          <table:table-cell office:value-type="float" office:value="74000" calcext:value-type="float">
            <text:p>74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Ροή μάζας ημικυτταρίνης (tn/y)</text:p>
          </table:table-cell>
          <table:table-cell office:value-type="float" office:value="53000" calcext:value-type="float">
            <text:p>53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Ροή μάζας λιγνίνης (tn/y)</text:p>
          </table:table-cell>
          <table:table-cell office:value-type="float" office:value="48400" calcext:value-type="float">
            <text:p>48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Κυτταρίνη + Λιγνίνη στη βιομάζα</text:p>
          </table:table-cell>
          <table:table-cell table:formula="of:=[.B5]+[.B7]" office:value-type="float" office:value="122400" calcext:value-type="float">
            <text:p>122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Νερό στη βιομάζα (tn/y)</text:p>
          </table:table-cell>
          <table:table-cell table:formula="of:=0.09*[.B4]" office:value-type="float" office:value="18000" calcext:value-type="float">
            <text:p>18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Άζωτο στη βιομάζα (tn/y)</text:p>
          </table:table-cell>
          <table:table-cell table:formula="of:=0.004*[.B4]"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Δεδομένα από Fernandez-bolanos2001</text:p>
          </table:table-cell>
          <table:table-cell office:value-type="string" calcext:value-type="string">
            <text:p>(%)</text:p>
          </table:table-cell>
          <table:table-cell office:value-type="string" calcext:value-type="string">
            <text:p>(tn/y)</text:p>
          </table:table-cell>
          <table:table-cell/>
        </table:table-row>
        <table:table-row table:style-name="ro1">
          <table:table-cell office:value-type="string" calcext:value-type="string">
            <text:p>Υδατοδιαλυτή φάση</text:p>
          </table:table-cell>
          <table:table-cell office:value-type="float" office:value="0.255" calcext:value-type="float">
            <text:p>0.255</text:p>
          </table:table-cell>
          <table:table-cell table:formula="of:=[.B13]*[.$B$4]" office:value-type="float" office:value="51000" calcext:value-type="float">
            <text:p>51000</text:p>
          </table:table-cell>
          <table:table-cell/>
        </table:table-row>
        <table:table-row table:style-name="ro1">
          <table:table-cell office:value-type="string" calcext:value-type="string">
            <text:p>Μη υδατοδιαλυτή φάση</text:p>
          </table:table-cell>
          <table:table-cell office:value-type="float" office:value="0.529" calcext:value-type="float">
            <text:p>0.529</text:p>
          </table:table-cell>
          <table:table-cell table:formula="of:=[.B14]*[.$B$4]" office:value-type="float" office:value="105800" calcext:value-type="float">
            <text:p>105800</text:p>
          </table:table-cell>
          <table:table-cell/>
        </table:table-row>
        <table:table-row table:style-name="ro1">
          <table:table-cell office:value-type="string" calcext:value-type="string">
            <text:p>Κυτταρινική φάση</text:p>
          </table:table-cell>
          <table:table-cell office:value-type="float" office:value="0.377" calcext:value-type="float">
            <text:p>0.377</text:p>
          </table:table-cell>
          <table:table-cell table:formula="of:=[.B15]*[.$B$4]" office:value-type="float" office:value="75400" calcext:value-type="float">
            <text:p>75400</text:p>
          </table:table-cell>
          <table:table-cell/>
        </table:table-row>
        <table:table-row table:style-name="ro1">
          <table:table-cell office:value-type="string" calcext:value-type="string">
            <text:p>Κλάσμα λιγνίνης</text:p>
          </table:table-cell>
          <table:table-cell table:formula="of:=[.B14]-[.B15]" office:value-type="float" office:value="0.152" calcext:value-type="float">
            <text:p>0.152</text:p>
          </table:table-cell>
          <table:table-cell table:formula="of:=[.B16]*[.$B$4]" office:value-type="float" office:value="30400" calcext:value-type="float">
            <text:p>30400</text:p>
          </table:table-cell>
          <table:table-cell table:formula="of:=SUM([.C16]+[.B37])" office:value-type="float" office:value="45314.32" calcext:value-type="float">
            <text:p>45314.32</text:p>
          </table:table-cell>
        </table:table-row>
        <table:table-row table:style-name="ro1">
          <table:table-cell office:value-type="string" calcext:value-type="string">
            <text:p>Ποσόστο ανάκτησης λιγνίνης</text:p>
          </table:table-cell>
          <table:table-cell table:formula="of:=[.C16]/[.B7]" office:value-type="float" office:value="0.628099173553719" calcext:value-type="float">
            <text:p>0.62809917355371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Σύσταση υδατοδιαλυτούς φάσης</text:p>
          </table:table-cell>
          <table:table-cell office:value-type="string" calcext:value-type="string">
            <text:p>(%)</text:p>
          </table:table-cell>
          <table:table-cell office:value-type="string" calcext:value-type="string">
            <text:p>(tn/y)</text:p>
          </table:table-cell>
          <table:table-cell/>
        </table:table-row>
        <table:table-row table:style-name="ro1">
          <table:table-cell office:value-type="string" calcext:value-type="string">
            <text:p>Ζάχαρες</text:p>
          </table:table-cell>
          <table:table-cell office:value-type="float" office:value="0.514" calcext:value-type="float">
            <text:p>0.514</text:p>
          </table:table-cell>
          <table:table-cell table:formula="of:=[.B20]*[.$C$13]" office:value-type="float" office:value="26214" calcext:value-type="float">
            <text:p>26214</text:p>
          </table:table-cell>
          <table:table-cell/>
        </table:table-row>
        <table:table-row table:style-name="ro1">
          <table:table-cell office:value-type="string" calcext:value-type="string">
            <text:p>Τέφρα</text:p>
          </table:table-cell>
          <table:table-cell office:value-type="float" office:value="0.0428" calcext:value-type="float">
            <text:p>0.0428</text:p>
          </table:table-cell>
          <table:table-cell table:formula="of:=[.B21]*[.$C$13]" office:value-type="float" office:value="2182.8" calcext:value-type="float">
            <text:p>2182.8</text:p>
          </table:table-cell>
          <table:table-cell/>
        </table:table-row>
        <table:table-row table:style-name="ro1">
          <table:table-cell office:value-type="string" calcext:value-type="string">
            <text:p>Φαινόλες</text:p>
          </table:table-cell>
          <table:table-cell office:value-type="float" office:value="0.0252" calcext:value-type="float">
            <text:p>0.0252</text:p>
          </table:table-cell>
          <table:table-cell table:formula="of:=[.B22]*[.$C$13]" office:value-type="float" office:value="1285.2" calcext:value-type="float">
            <text:p>1285.2</text:p>
          </table:table-cell>
          <table:table-cell/>
        </table:table-row>
        <table:table-row table:style-name="ro1">
          <table:table-cell office:value-type="string" calcext:value-type="string">
            <text:p>Ουρονικά οξέα</text:p>
          </table:table-cell>
          <table:table-cell office:value-type="float" office:value="0.0151" calcext:value-type="float">
            <text:p>0.0151</text:p>
          </table:table-cell>
          <table:table-cell table:formula="of:=[.B23]*[.$C$13]" office:value-type="float" office:value="770.1" calcext:value-type="float">
            <text:p>770.1</text:p>
          </table:table-cell>
          <table:table-cell/>
        </table:table-row>
        <table:table-row table:style-name="ro1">
          <table:table-cell office:value-type="string" calcext:value-type="string">
            <text:p>Άλλα</text:p>
          </table:table-cell>
          <table:table-cell table:formula="of:=1-[.B25]" office:value-type="float" office:value="0.4029" calcext:value-type="float">
            <text:p>0.4029</text:p>
          </table:table-cell>
          <table:table-cell table:formula="of:=[.B24]*[.$C$13]" office:value-type="float" office:value="20547.9" calcext:value-type="float">
            <text:p>20547.9</text:p>
          </table:table-cell>
          <table:table-cell/>
        </table:table-row>
        <table:table-row table:style-name="ro1">
          <table:table-cell office:value-type="string" calcext:value-type="string">
            <text:p>Όλα εκτός από τις φαινόλες προέρχονται</text:p>
          </table:table-cell>
          <table:table-cell table:formula="of:=SUM([.B20:.B23])" office:value-type="float" office:value="0.5971" calcext:value-type="float">
            <text:p>0.59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από την ημικυτταρίνη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Ποσοστό ανάκτησης ημικυτταρίνης</text:p>
          </table:table-cell>
          <table:table-cell table:formula="of:=([.C13]-[.C22])/[.B6]" office:value-type="float" office:value="0.938015094339623" calcext:value-type="float">
            <text:p>0.93801509433962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Κυτταρινική φάση</text:p>
          </table:table-cell>
          <table:table-cell office:value-type="string" calcext:value-type="string">
            <text:p>(tn/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Συνολική βιομάζα που ανακτήθηκε</text:p>
          </table:table-cell>
          <table:table-cell table:formula="of:=SUM([.C13:.C14])" office:value-type="float" office:value="156800" calcext:value-type="float">
            <text:p>156800</text:p>
          </table:table-cell>
          <table:table-cell table:formula="of:=[.B4]-[.B30]" office:value-type="float" office:value="43200" calcext:value-type="float">
            <text:p>43200</text:p>
          </table:table-cell>
          <table:table-cell/>
        </table:table-row>
        <table:table-row table:style-name="ro1">
          <table:table-cell office:value-type="string" calcext:value-type="string">
            <text:p>Βιομάζα που καταστράφηκε</text:p>
          </table:table-cell>
          <table:table-cell table:formula="of:=[.B4]-[.B30]" office:value-type="float" office:value="43200" calcext:value-type="float">
            <text:p>43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Ημικυτταρίνη που δύναται να καταστράφηκε</text:p>
          </table:table-cell>
          <table:table-cell table:formula="of:=[.B6]-([.C13]-[.C22])" office:value-type="float" office:value="3285.2" calcext:value-type="float">
            <text:p>328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Κυτταρίνη + Λιγνίνη που καταστράφηκαν</text:p>
          </table:table-cell>
          <table:table-cell table:formula="of:=[.B8]-([.C14]+[.C22])" office:value-type="float" office:value="15314.8" calcext:value-type="float">
            <text:p>1531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Λιγνίνη που διασπάστηκε</text:p>
          </table:table-cell>
          <table:table-cell table:formula="of:=[.B7]*0.0372" office:value-type="float" office:value="1800.48" calcext:value-type="float">
            <text:p>1800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Κυτταρίνη που διασπάστηκε</text:p>
          </table:table-cell>
          <table:table-cell table:formula="of:=[.B33]-[.B34]" office:value-type="float" office:value="13514.32" calcext:value-type="float">
            <text:p>13514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Κυτταρίνη στην στερεή φάση</text:p>
          </table:table-cell>
          <table:table-cell table:formula="of:=[.B5]-[.B35]" office:value-type="float" office:value="60485.68" calcext:value-type="float">
            <text:p>60485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Λιγνίνη στην στερεή φάση</text:p>
          </table:table-cell>
          <table:table-cell table:formula="of:=[.B7]-([.C16]+[.C22]+[.B34])" office:value-type="float" office:value="14914.32" calcext:value-type="float">
            <text:p>14914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Σύνολο στερεής φάσης</text:p>
          </table:table-cell>
          <table:table-cell table:formula="of:=[.B36]+[.B37]" office:value-type="float" office:value="75400" calcext:value-type="float">
            <text:p>75400</text:p>
          </table:table-cell>
          <table:table-cell office:value-type="string" calcext:value-type="string">
            <text:p>Επαλήθευση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%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Ανάκτηση κυτταρίνης</text:p>
          </table:table-cell>
          <table:table-cell table:formula="of:=[.B36]/[.B5]" office:value-type="float" office:value="0.817374054054054" calcext:value-type="float">
            <text:p>0.817374054054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Ποσοστό λιγνίνης στην κυτταρινική φάση</text:p>
          </table:table-cell>
          <table:table-cell table:formula="of:=[.B37]/[.B38]" office:value-type="float" office:value="0.197802652519894" calcext:value-type="float">
            <text:p>0.1978026525198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Γλυκόζη από υδρόλυση (% dry substrate)</text:p>
          </table:table-cell>
          <table:table-cell office:value-type="float" office:value="0.309" calcext:value-type="float">
            <text:p>0.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Γλυκόζη από υδρόλυση (tn/y)</text:p>
          </table:table-cell>
          <table:table-cell table:formula="of:=[.C14]*[.B42]" office:value-type="float" office:value="32692.2" calcext:value-type="float">
            <text:p>3269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Άζωτο που υπάρχει στην κυτταρίνη (tn/y)</text:p>
          </table:table-cell>
          <table:table-cell table:formula="of:=0.02/100*[.B36]" office:value-type="float" office:value="12.097136" calcext:value-type="float">
            <text:p>12.097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Άζωτο που απελευθερώνεται στη διεργασία (tn/y)</text:p>
          </table:table-cell>
          <table:table-cell table:formula="of:=[.B10]-[.B44]" office:value-type="float" office:value="787.902864" calcext:value-type="float">
            <text:p>787.9028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Σύσταση ημικυτταρινικών σακχάρων</text:p>
          </table:table-cell>
          <table:table-cell office:value-type="string" calcext:value-type="string">
            <text:p>(% της υδατοδιαλυτούς φάσης)</text:p>
          </table:table-cell>
          <table:table-cell office:value-type="string" calcext:value-type="string">
            <text:p>(tn/y)</text:p>
          </table:table-cell>
          <table:table-cell/>
        </table:table-row>
        <table:table-row table:style-name="ro1">
          <table:table-cell office:value-type="string" calcext:value-type="string">
            <text:p>Ξυλόζη</text:p>
          </table:table-cell>
          <table:table-cell office:value-type="float" office:value="0.457" calcext:value-type="float">
            <text:p>0.457</text:p>
          </table:table-cell>
          <table:table-cell table:formula="of:=[.B48]*[.$C$13]" office:value-type="float" office:value="23307" calcext:value-type="float">
            <text:p>23307</text:p>
          </table:table-cell>
          <table:table-cell/>
        </table:table-row>
        <table:table-row table:style-name="ro1">
          <table:table-cell office:value-type="string" calcext:value-type="string">
            <text:p>Αραβινόζη</text:p>
          </table:table-cell>
          <table:table-cell office:value-type="float" office:value="0.0222" calcext:value-type="float">
            <text:p>0.0222</text:p>
          </table:table-cell>
          <table:table-cell table:formula="of:=[.B49]*[.$C$13]" office:value-type="float" office:value="1132.2" calcext:value-type="float">
            <text:p>1132.2</text:p>
          </table:table-cell>
          <table:table-cell/>
        </table:table-row>
        <table:table-row table:style-name="ro1">
          <table:table-cell office:value-type="string" calcext:value-type="string">
            <text:p>Μανόζη</text:p>
          </table:table-cell>
          <table:table-cell table:style-name="ce3" office:value-type="float" office:value="0.009" calcext:value-type="float">
            <text:p>9.00E-03</text:p>
          </table:table-cell>
          <table:table-cell table:formula="of:=[.B50]*[.$C$13]" office:value-type="float" office:value="459" calcext:value-type="float">
            <text:p>459</text:p>
          </table:table-cell>
          <table:table-cell/>
        </table:table-row>
        <table:table-row table:style-name="ro1">
          <table:table-cell office:value-type="string" calcext:value-type="string">
            <text:p>Γαλακτόζη</text:p>
          </table:table-cell>
          <table:table-cell office:value-type="float" office:value="0.0118" calcext:value-type="float">
            <text:p>0.0118</text:p>
          </table:table-cell>
          <table:table-cell table:formula="of:=[.B51]*[.$C$13]" office:value-type="float" office:value="601.8" calcext:value-type="float">
            <text:p>601.8</text:p>
          </table:table-cell>
          <table:table-cell/>
        </table:table-row>
        <table:table-row table:style-name="ro1">
          <table:table-cell office:value-type="string" calcext:value-type="string">
            <text:p>Γλυκόζη</text:p>
          </table:table-cell>
          <table:table-cell office:value-type="float" office:value="0.0136" calcext:value-type="float">
            <text:p>0.0136</text:p>
          </table:table-cell>
          <table:table-cell table:formula="of:=[.B52]*[.$C$13]" office:value-type="float" office:value="693.6" calcext:value-type="float">
            <text:p>693.6</text:p>
          </table:table-cell>
          <table:table-cell/>
        </table:table-row>
        <table:table-row table:style-name="ro1">
          <table:table-cell table:number-columns-repeated="2"/>
          <table:table-cell table:formula="of:=SUM([.C49:.C52])" office:value-type="float" office:value="2886.6" calcext:value-type="float">
            <text:p>2886.6</text:p>
          </table:table-cell>
          <table:table-cell/>
        </table:table-row>
        <table:table-row table:style-name="ro1">
          <table:table-cell table:formula="of:=60485.7+45314.4+2182.8+23307+2886.6+1285.2+20547.9+43990.4" office:value-type="float" office:value="200000" calcext:value-type="float">
            <text:p>200000</text:p>
          </table:table-cell>
          <table:table-cell table:formula="of:=[.B4]-[.A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[.C30]+[.B54]" office:value-type="float" office:value="43200" calcext:value-type="float">
            <text:p>43200</text:p>
          </table:table-cell>
          <table:table-cell table:number-columns-repeated="2"/>
        </table:table-row>
      </table:table>
      <table:table table:name="Bioreactor mass balance" table:style-name="ta1"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Ισοζύγιο μάζας στο βιοαντιδραστήρα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Τροφοδοσί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Κυτταρίνη (tn/y)</text:p>
          </table:table-cell>
          <table:table-cell office:value-type="float" office:value="60485.68" calcext:value-type="float">
            <text:p>60485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Γλυκόζη (tn/y)</text:p>
          </table:table-cell>
          <table:table-cell office:value-type="float" office:value="32692.2" calcext:value-type="float">
            <text:p>3269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Σε κάθε bat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Γλυκόζη (g/l)</text:p>
          </table:table-cell>
          <table:table-cell office:value-type="float" office:value="230.44" calcext:value-type="float">
            <text:p>230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Ουρία (g/l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n Steep liquor (g/l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Ουρί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(g/mol)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trogen content (g/mol)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trogen content (% mass)</text:p>
          </table:table-cell>
          <table:table-cell table:formula="of:=[.B13]/[.B12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Ουρία στο τέλος της αντίδρασης (g/l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Άζωτο στο τέλος της αντίδρασης (g/l)</text:p>
          </table:table-cell>
          <table:table-cell table:formula="of:=[.B15]*[.B14]" office:value-type="float" office:value="0.233333333333333" calcext:value-type="float">
            <text:p>0.23333333333333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S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trogen content (%)</text:p>
          </table:table-cell>
          <table:table-cell office:value-type="float" office:value="0.0394" calcext:value-type="float">
            <text:p>0.03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L στο τέλος της αντίδρασης (g/l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Άζωτο στο τέλος της αντίδρασης (g/l)</text:p>
          </table:table-cell>
          <table:table-cell table:formula="of:=[.B20]*[.B19]" office:value-type="float" office:value="0.0788" calcext:value-type="float">
            <text:p>0.078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Άζωτο του πυρηνόξυλου (tn)</text:p>
          </table:table-cell>
          <table:table-cell table:formula="of:=0.004*[.B4]" office:value-type="float" office:value="241.94272" calcext:value-type="float">
            <text:p>241.9427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Συνολικό άζωτο (g/l)</text:p>
          </table:table-cell>
          <table:table-cell table:formula="of:=[.B21]+[.B16]" office:value-type="float" office:value="0.312133333333333" calcext:value-type="float">
            <text:p>0.3121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Όγκο αντιδραστήρα (m^3)</text:p>
          </table:table-cell>
          <table:table-cell office:value-type="float" office:value="1301.5" calcext:value-type="float">
            <text:p>130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ches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Συνολικό άζωτο (tn/y)</text:p>
          </table:table-cell>
          <table:table-cell table:formula="of:=[.B25]*[.B26]*[.B27]/1000 + [.B23]" office:value-type="float" office:value="286.223047133333" calcext:value-type="float">
            <text:p>286.22304713333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(tn/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Συνολικό κλάσμα λιγνίνης</text:p>
          </table:table-cell>
          <table:table-cell office:value-type="float" office:value="30400" calcext:value-type="float">
            <text:p>30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Λιγνίνη που μένει για καύση</text:p>
          </table:table-cell>
          <table:table-cell table:formula="of:=FLOOR([.B31]-[.B28])" office:value-type="float" office:value="30113" calcext:value-type="float">
            <text:p>30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Θερμογόνος δύναμη λιγνίνης (MJ/kg)</text:p>
          </table:table-cell>
          <table:table-cell office:value-type="float" office:value="23.5" calcext:value-type="float">
            <text:p>2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Θερμική ενέργεια καύσης (TJ/y)</text:p>
          </table:table-cell>
          <table:table-cell table:formula="of:=[.B32]*[.B33]/1000" office:value-type="float" office:value="707.6555" calcext:value-type="float">
            <text:p>707.6555</text:p>
          </table:table-cell>
          <table:table-cell table:number-columns-repeated="2"/>
        </table:table-row>
      </table:table>
      <table:table table:name="Mass Yields" table:style-name="ta1">
        <table:table-column table:style-name="co2" table:number-columns-repeated="2" table:default-cell-style-name="Default"/>
        <table:table-column table:style-name="co11" table:default-cell-style-name="Default"/>
        <table:table-column table:style-name="co2" table:number-columns-repeated="7" table:default-cell-style-name="Default"/>
        <table:table-column table:style-name="co2" table:default-cell-style-name="ce9"/>
        <table:table-row table:style-name="ro1">
          <table:table-cell office:value-type="string" calcext:value-type="string">
            <text:p>Total</text:p>
          </table:table-cell>
          <table:table-cell office:value-type="float" office:value="300000" calcext:value-type="float">
            <text:p>3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ellul</text:p>
          </table:table-cell>
          <table:table-cell office:value-type="float" office:value="60485.7" calcext:value-type="float">
            <text:p>60485.7</text:p>
          </table:table-cell>
          <table:table-cell table:style-name="ce8" table:formula="of:=[.B2]/[.$B$1]" office:value-type="float" office:value="0.201619" calcext:value-type="float">
            <text:p>0.20161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gnin</text:p>
          </table:table-cell>
          <table:table-cell office:value-type="float" office:value="45314.3" calcext:value-type="float">
            <text:p>45314.3</text:p>
          </table:table-cell>
          <table:table-cell table:style-name="ce8" table:formula="of:=[.B3]/[.$B$1]" office:value-type="float" office:value="0.151047666666667" calcext:value-type="float">
            <text:p>0.15104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yl</text:p>
          </table:table-cell>
          <table:table-cell office:value-type="float" office:value="23307" calcext:value-type="float">
            <text:p>23307</text:p>
          </table:table-cell>
          <table:table-cell table:style-name="ce8" table:formula="of:=[.B4]/[.$B$1]" office:value-type="float" office:value="0.07769" calcext:value-type="float">
            <text:p>0.0776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bi</text:p>
          </table:table-cell>
          <table:table-cell office:value-type="float" office:value="2886.6" calcext:value-type="float">
            <text:p>2886.6</text:p>
          </table:table-cell>
          <table:table-cell table:style-name="ce8" table:formula="of:=[.B5]/[.$B$1]" office:value-type="float" office:value="0.009622" calcext:value-type="float">
            <text:p>0.00962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eno</text:p>
          </table:table-cell>
          <table:table-cell office:value-type="float" office:value="1285.2" calcext:value-type="float">
            <text:p>1285.2</text:p>
          </table:table-cell>
          <table:table-cell table:style-name="ce8" table:formula="of:=[.B6]/[.$B$1]" office:value-type="float" office:value="0.004284" calcext:value-type="float">
            <text:p>0.00428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ter</text:p>
          </table:table-cell>
          <table:table-cell table:formula="of:=20547.9+18000+100000" office:value-type="float" office:value="138547.9" calcext:value-type="float">
            <text:p>138547.9</text:p>
          </table:table-cell>
          <table:table-cell table:style-name="ce8" table:formula="of:=[.B7]/[.$B$1]" office:value-type="float" office:value="0.461826333333333" calcext:value-type="float">
            <text:p>0.46182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2</text:p>
          </table:table-cell>
          <table:table-cell table:formula="of:=43990.5-18000-[.B9]+2182.8" office:value-type="float" office:value="27385.397136" calcext:value-type="float">
            <text:p>27385.397136</text:p>
          </table:table-cell>
          <table:table-cell table:style-name="ce8" table:formula="of:=[.B8]/[.$B$1]" office:value-type="float" office:value="0.09128465712" calcext:value-type="float">
            <text:p>0.09128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_2</text:p>
          </table:table-cell>
          <table:table-cell office:value-type="float" office:value="787.902864" calcext:value-type="float">
            <text:p>787.902864</text:p>
          </table:table-cell>
          <table:table-cell table:style-name="ce4" table:formula="of:=[.B9]/[.$B$1]" office:value-type="float" office:value="0.00262634288" calcext:value-type="float">
            <text:p>0.00262634288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SUM([.C2:.C9])" office:value-type="float" office:value="1" calcext:value-type="float">
            <text:p>1</text:p>
          </table:table-cell>
          <table:table-cell table:number-columns-repeated="8"/>
        </table:table-row>
        <table:table-row table:style-name="ro1" table:number-rows-repeated="20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table:number-columns-repeated="8"/>
        </table:table-row>
        <table:table-row table:style-name="ro1" table:number-rows-repeated="104854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6">
      <number:number number:decimal-places="1" number:min-decimal-places="1"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3">
      <number:number number:decimal-places="9" number:min-decimal-places="9" number:min-integer-digits="1"/>
    </number:number-style>
    <number:number-style style:name="N122">
      <number:number number:decimal-places="10" number:min-decimal-places="10" number:min-integer-digits="1"/>
    </number:number-style>
    <number:number-style style:name="N121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3T13:42:33.711386869</meta:creation-date>
    <dc:date>2023-01-16T19:03:39.610053304</dc:date>
    <meta:editing-duration>PT10H7M10S</meta:editing-duration>
    <meta:editing-cycles>12</meta:editing-cycles>
    <meta:generator>LibreOffice/7.4.4.2$Linux_X86_64 LibreOffice_project/40$Build-2</meta:generator>
    <meta:document-statistic meta:table-count="4" meta:cell-count="289" meta:object-count="0"/>
  </office:meta>
</office:document-meta>
</file>